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style>
    <style:style style:name="P3" style:family="paragraph" style:parent-style-name="Standard">
      <style:text-properties officeooo:paragraph-rsid="00058cb1"/>
    </style:style>
    <style:style style:name="P4" style:family="paragraph" style:parent-style-name="Standard">
      <style:text-properties officeooo:rsid="00054740" officeooo:paragraph-rsid="00054740"/>
    </style:style>
    <style:style style:name="P5" style:family="paragraph" style:parent-style-name="Text_20_body">
      <style:paragraph-properties fo:text-align="start" style:justify-single-word="false"/>
      <style:text-properties officeooo:rsid="00054740" officeooo:paragraph-rsid="00054740"/>
    </style:style>
    <style:style style:name="P6" style:family="paragraph" style:parent-style-name="Standard">
      <style:text-properties officeooo:rsid="00058cb1" officeooo:paragraph-rsid="00058cb1"/>
    </style:style>
    <style:style style:name="P7" style:family="paragraph" style:parent-style-name="Standard">
      <style:text-properties officeooo:rsid="00098045" officeooo:paragraph-rsid="00098045"/>
    </style:style>
    <style:style style:name="P8" style:family="paragraph" style:parent-style-name="Standard">
      <style:text-properties officeooo:rsid="00098045" officeooo:paragraph-rsid="000c4087"/>
    </style:style>
    <style:style style:name="P9" style:family="paragraph" style:parent-style-name="Standard">
      <style:text-properties officeooo:rsid="00098045" officeooo:paragraph-rsid="000cb785"/>
    </style:style>
    <style:style style:name="P10" style:family="paragraph" style:parent-style-name="Standard">
      <style:text-properties officeooo:rsid="00098045" officeooo:paragraph-rsid="000ce94c"/>
    </style:style>
    <style:style style:name="P11" style:family="paragraph" style:parent-style-name="Standard">
      <style:text-properties officeooo:rsid="000b9433" officeooo:paragraph-rsid="00098045"/>
    </style:style>
    <style:style style:name="P12" style:family="paragraph" style:parent-style-name="Standard">
      <style:text-properties officeooo:rsid="000b9433" officeooo:paragraph-rsid="000cb785"/>
    </style:style>
    <style:style style:name="P13" style:family="paragraph" style:parent-style-name="Standard">
      <style:text-properties officeooo:paragraph-rsid="00085c57"/>
    </style:style>
    <style:style style:name="P14" style:family="paragraph" style:parent-style-name="Standard">
      <style:text-properties officeooo:paragraph-rsid="000cb785"/>
    </style:style>
    <style:style style:name="P15" style:family="paragraph" style:parent-style-name="Heading_20_1">
      <style:paragraph-properties fo:text-align="center" style:justify-single-word="false"/>
      <style:text-properties officeooo:rsid="00054740" officeooo:paragraph-rsid="00054740"/>
    </style:style>
    <style:style style:name="P16" style:family="paragraph" style:parent-style-name="Heading_20_2">
      <style:text-properties officeooo:rsid="00054740" officeooo:paragraph-rsid="00054740"/>
    </style:style>
    <style:style style:name="T1" style:family="text">
      <style:text-properties officeooo:rsid="00058cb1"/>
    </style:style>
    <style:style style:name="T2" style:family="text">
      <style:text-properties officeooo:rsid="000741fe"/>
    </style:style>
    <style:style style:name="T3" style:family="text">
      <style:text-properties officeooo:rsid="00085c57"/>
    </style:style>
    <style:style style:name="T4" style:family="text">
      <style:text-properties officeooo:rsid="000ac254"/>
    </style:style>
    <style:style style:name="T5" style:family="text">
      <style:text-properties officeooo:rsid="000ad6b8"/>
    </style:style>
    <style:style style:name="T6" style:family="text">
      <style:text-properties officeooo:rsid="000b9433"/>
    </style:style>
    <style:style style:name="T7" style:family="text">
      <style:text-properties officeooo:rsid="000ba1fa"/>
    </style:style>
    <style:style style:name="T8" style:family="text">
      <style:text-properties officeooo:rsid="000c4087"/>
    </style:style>
    <style:style style:name="T9" style:family="text">
      <style:text-properties officeooo:rsid="000cb785"/>
    </style:style>
    <style:style style:name="T10" style:family="text">
      <style:text-properties officeooo:rsid="000ce9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lkka Lehikoinen</text:p>
      <text:p text:style-name="P4">013787637</text:p>
      <text:p text:style-name="P4"/>
      <text:p text:style-name="P4"/>
      <text:p text:style-name="P4"/>
      <text:h text:style-name="P15" text:outline-level="1">Verkkojen vahvasti yhtenäiset komponentit</text:h>
      <text:p text:style-name="P5"/>
      <text:p text:style-name="P5"/>
      <text:h text:style-name="P16" text:outline-level="2">2. Viikkoraportti</text:h>
      <text:p text:style-name="Standard"/>
      <text:p text:style-name="P6"/>
      <text:p text:style-name="P13"><text:span text:style-name="T3">Laitoin kaikki tehtävään liittyvät tiedostot GitHubiin, </text:span><text:span text:style-name="T8">täten</text:span><text:span text:style-name="T3"> siellä on </text:span><text:span text:style-name="T4">nyt </text:span><text:span text:style-name="T3">myös keskeneräisiä dokumentteja, </text:span><text:span text:style-name="T5">joita ei vielä palaut</text:span><text:span text:style-name="T7">eta</text:span><text:span text:style-name="T5">, joten ne eivät ole pdf-formaatissa. </text:span></text:p>
      <text:p text:style-name="P13"><text:span text:style-name="T5"/></text:p>
      <text:p text:style-name="P3"><text:span text:style-name="T1">Viikko on mennyt </text:span><text:span text:style-name="T4">pääasiassa </text:span><text:span text:style-name="T1">ohjelmoidessa, </text:span><text:span text:style-name="T10">mutta testien kirjoitus on toistaikseksi jäänyt</text:span><text:span text:style-name="T1">. </text:span><text:span text:style-name="T4">O</text:span><text:span text:style-name="T1">len keskittynyt Kos</text:span><text:span text:style-name="T2">a</text:span><text:span text:style-name="T1">rajun algoritmiin, siihen joka esiteltiin luentomonisteissakin, sillä ajatuksella että on ainakin yksi toimiva algoritmi. </text:span><text:span text:style-name="T8">Algoritmi toimii niin pitkälle että se tulostaa vahvasti yhtenäiset komponentit. Pohdinnassa on edelleen, jos olisi tarve palauttaa nämä komponentit kutsuvalle ohjelmalle, niin missä muodossa se olisi käytännöllisintä tehdä. Ilmeisesti ratkaisu on jonkinlainen jonon ja/tai pinon yhdistelmä.</text:span></text:p>
      <text:p text:style-name="Standard"/>
      <text:p text:style-name="P7">Olen tehnyt <text:span text:style-name="T8">K</text:span>osaraju-algoritmin toimimaan vierusmatriisilla, koska se oli helpompi toteuttaa, mutta tällöin sen aikavaativuus heikkenee O(V²), johtuen matriisin transpoosista. <text:span text:style-name="T8">Jos on tarve toteuttaa algoritmi O(V+E) aikavaativuudella niin sitten tarvitsee tehdä muutoksia metodeihin, mutta toistaiseksi jatkan tällä ja jos aikaa jää niin voin tehdä yhden algoritmin lisää ja toteuttaa Kosarajun vieruslistalla (tai jos jokin korkeampi taho esittää vaatimuksen).</text:span></text:p>
      <text:p text:style-name="P7"><text:span text:style-name="T8"/></text:p>
      <text:p text:style-name="P8"><text:span text:style-name="T8">Lisäksi olen koodannut Tarjan-algoritmin, mutta siinä on vielä jokin bugi, niin että testimatriisin yhden solmun komponentti {2} liittyy toiseen komponenttiin {5,6}. Tämä on luonnollisesti ToDo-listan kärkipäässä, kun viikon </text:span><text:span text:style-name="T10">3</text:span><text:span text:style-name="T8"> palautuksen jälkeen jatkan koodausta.</text:span></text:p>
      <text:p text:style-name="P8"><text:span text:style-name="T8"/></text:p>
      <text:p text:style-name="P10"><text:span text:style-name="T10">Algoritmeissa olen toteuttanut pinon Javan LinkedList:lla, lisäksi käytössä on myös TreeSet, jotka ilmeisesti on tarkoitus korvata omilla toteutuksilla.</text:span></text:p>
      <text:p text:style-name="P8"><text:span text:style-name="T8"/></text:p>
      <text:p text:style-name="P8"><text:span text:style-name="T8">Kun olen saanut Tarjanin toimimaan, niin sen jälkeen toteutan kolmannen algoritmin eli PathBased. </text:span><text:span text:style-name="T6">Lisäksi ensi viikolla implementoin VYK-luokkaan suunnattuja verkkoja generoivan metodin, jo</text:span><text:span text:style-name="T9">ll</text:span><text:span text:style-name="T6">a </text:span><text:span text:style-name="T9">voin tehdä niin isoja verkkoja että</text:span><text:span text:style-name="T6"> pääsen testaamaan </text:span><text:span text:style-name="T9">algoritmien</text:span><text:span text:style-name="T6"> suorituskykyä. </text:span><text:span text:style-name="T9">Muutenkin on tarkoitus paneutua testien kirjoittamiseen, kuten myös kiellettyjen syötteiden estämiseen. </text:span></text:p>
      <text:p text:style-name="P8"><text:span text:style-name="T9"/></text:p>
      <text:p text:style-name="P9"><text:span text:style-name="T9">”Testaus: 100% koodikattavuus / dokumentoitu koodin kattava testaus.” </text:span><text:span text:style-name="T10">Eli o</text:span><text:span text:style-name="T9">nko tarkoitus tehdä jokaiselle metodille oma testi?</text:span></text:p>
      <text:p text:style-name="P11"/>
      <text:p text:style-name="P12"><text:span text:style-name="T9">Ensi viikolla ilmeisesti myös annetaan vertaispalautetta, joka sekin vie oman aikansa. Ilmeisesti se annetaan tämän viikon palautuksesta, joten jos palautukselta vaaditaan sen vuoksi jotain erityistä, niin ohjeet olisi ollut hyvä julkaista ajoissa </text:span><text:span text:style-name="T10">ennen palautusta</text:span><text:span text:style-name="T9">.</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8:24</meta:creation-date>
    <dc:date>2013-05-23T23:01:37</dc:date>
    <meta:editing-duration>PT10H7M26S</meta:editing-duration>
    <meta:editing-cycles>11</meta:editing-cycles>
    <meta:generator>LibreOffice/3.6$Linux_x86 LibreOffice_project/360m1$Build-2</meta:generator>
    <meta:document-statistic meta:table-count="0" meta:image-count="0" meta:object-count="0" meta:page-count="1" meta:paragraph-count="12" meta:word-count="301" meta:character-count="2426" meta:non-whitespace-character-count="2426"/>
  </office:meta>
</office:document-meta>
</file>